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5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7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8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de8a" officeooo:paragraph-rsid="0018de8a" style:text-blinking="false" fo:background-color="transparent" style:font-size-asian="11pt" style:font-size-complex="11pt"/>
    </style:style>
    <style:style style:name="P10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1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18de8a" officeooo:paragraph-rsid="0018de8a" style:text-blinking="false" fo:background-color="transparent" style:font-size-asian="11pt" style:font-size-complex="11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fo:font-style="italic" style:font-style-asian="italic" style:font-style-complex="italic"/>
    </style:style>
    <style:style style:name="T3" style:family="text">
      <style:text-properties style:text-line-through-style="solid" style:text-line-through-type="single" fo:font-style="italic" officeooo:rsid="0018de8a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8de8a" style:font-style-asian="italic" style:font-style-complex="italic"/>
    </style:style>
    <style:style style:name="T6" style:family="text">
      <style:text-properties fo:font-style="italic" officeooo:rsid="0018de8a" fo:background-color="#ffff00" loext:char-shading-value="0" style:font-style-asian="italic" style:font-style-complex="italic"/>
    </style:style>
    <style:style style:name="T7" style:family="text">
      <style:text-properties fo:font-style="italic" officeooo:rsid="0018de8a" fo:background-color="#ffff00" loext:char-shading-value="0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874089c3-7fff-b4f2-d4a4-fb9a77642bbb"/>Shadow Stalker</text:p>
      <text:p text:style-name="P1"/>
      <text:p text:style-name="P4">Initial Design</text:p>
      <text:p text:style-name="P1"/>
      <text:list xml:id="list702473665" text:style-name="L1">
        <text:list-item>
          <text:p text:style-name="P5">Collect batteries and <text:span text:style-name="T1">candles</text:span><text:span text:style-name="T2"> </text:span><text:span text:style-name="T7">changed to oil</text:span><text:span text:style-name="T4"> </text:span>for the two light sources available to the player</text:p>
        </text:list-item>
        <text:list-item>
          <text:p text:style-name="P5">Lights will drain in power lantern slower than flashlight</text:p>
        </text:list-item>
        <text:list-item>
          <text:p text:style-name="P5">Moving platforms</text:p>
        </text:list-item>
        <text:list-item>
          <text:p text:style-name="P5">Conveyors</text:p>
        </text:list-item>
        <text:list-item>
          <text:p text:style-name="P5">Flickering light – optional <text:span text:style-name="T5">can be done, but needs to be researched</text:span></text:p>
        </text:list-item>
        <text:list-item>
          <text:p text:style-name="P5">Player dying indication</text:p>
        </text:list-item>
        <text:list-item>
          <text:p text:style-name="P10">Player lantern animation</text:p>
        </text:list-item>
        <text:list-item>
          <text:p text:style-name="P5">Keys (relics) to unlock doors/start platforms/solve puzzles</text:p>
        </text:list-item>
        <text:list-item>
          <text:p text:style-name="P5">Key out of the level in the barn the player first sees when entering the town.</text:p>
        </text:list-item>
        <text:list-item>
          <text:p text:style-name="P5">Multi-level puzzles</text:p>
        </text:list-item>
        <text:list-item>
          <text:p text:style-name="P5">Flashlight on/off</text:p>
        </text:list-item>
        <text:list-item>
          <text:p text:style-name="P11">Lantern on/off</text:p>
        </text:list-item>
        <text:list-item>
          <text:p text:style-name="P9">Triggers for events</text:p>
        </text:list-item>
        <text:list-item>
          <text:p text:style-name="P5">Church holds the sun relic. This is the goal for the player and ends the game when obtained. It requires 5 pieces 6 with the inner circle?</text:p>
        </text:list-item>
        <text:list-item>
          <text:p text:style-name="P5">Player able to switch between no light, flashlight, and lantern. Lantern for short range. Flashlight for long range</text:p>
        </text:list-item>
        <text:list-item>
          <text:p text:style-name="P5">Glimpses of the “monsters”</text:p>
        </text:list-item>
      </text:list>
      <text:p text:style-name="P1"/>
      <text:p text:style-name="P4">HUD</text:p>
      <text:list xml:id="list1293585081" text:style-name="L2">
        <text:list-item>
          <text:p text:style-name="P6">In the pause menu</text:p>
        </text:list-item>
        <text:list-item>
          <text:p text:style-name="P6">Battery power indicator for flashlight</text:p>
        </text:list-item>
        <text:list-item>
          <text:p text:style-name="P6">Candle indicator for lantern</text:p>
        </text:list-item>
        <text:list-item>
          <text:p text:style-name="P6">Keys/relics the player has</text:p>
        </text:list-item>
      </text:list>
      <text:p text:style-name="P1"/>
      <text:p text:style-name="P4">Levels</text:p>
      <text:list xml:id="list2112255961" text:style-name="L3">
        <text:list-item>
          <text:p text:style-name="P7">Town</text:p>
        </text:list-item>
        <text:list-item>
          <text:p text:style-name="P7">Church (Sun relic)</text:p>
        </text:list-item>
        <text:list-item>
          <text:p text:style-name="P7">Caverns</text:p>
        </text:list-item>
        <text:list-item>
          <text:p text:style-name="P7">Mountain (snow)</text:p>
        </text:list-item>
        <text:list-item>
          <text:p text:style-name="P7">Forest (with sporadic cabins)</text:p>
        </text:list-item>
        <text:list-item>
          <text:p text:style-name="P7">Bell tower</text:p>
        </text:list-item>
        <text:list-item>
          <text:p text:style-name="P7">Graveyard/mausoleum</text:p>
        </text:list-item>
        <text:list-item>
          <text:p text:style-name="P7">Swamp</text:p>
        </text:list-item>
        <text:list-item>
          <text:p text:style-name="P7"><text:soft-page-break/>Bridge </text:p>
        </text:list-item>
      </text:list>
      <text:p text:style-name="P1"/>
      <text:p text:style-name="P4">Puzzles/Level Design</text:p>
      <text:list xml:id="list3330837520" text:style-name="L4">
        <text:list-item>
          <text:p text:style-name="P8">Collect scrolls to unlock Sun key piece</text:p>
        </text:list-item>
        <text:list-item>
          <text:p text:style-name="P8">Find a lever that opens the caverns </text:p>
        </text:list-item>
      </text:list>
      <text:p text:style-name="P1"/>
      <text:p text:style-name="P4">Narrative</text:p>
      <text:p text:style-name="P1"/>
      <text:p text:style-name="P2">We became the cogs in our own meat grinder.</text:p>
      <text:p text:style-name="P1"/>
      <text:p text:style-name="P2">...they come for us through the darkness...never the light...</text:p>
      <text:p text:style-name="P2">...light! More light!</text:p>
      <text:p text:style-name="P2">...we have come to call them shadow stalkers...</text:p>
      <text:p text:style-name="P2">...the absence of light draws them out...</text:p>
      <text:p text:style-name="P2">...cursed...will the darkness ever end?</text:p>
      <text:p text:style-name="P2">...whatever god or beast we angered...we have paid for it...</text:p>
      <text:p text:style-name="P2">...may the sun, willingly, come and guide us from this fate.</text:p>
      <text:p text:style-name="P2">...we spotted a wrecked ship. Hopes are someone survived and can save us.</text:p>
      <text:p text:style-name="P2">...our records will surpass our lives...and tell the story of a horrible fate.</text:p>
      <text:p text:style-name="P2">...</text:p>
      <text:p text:style-name="P1"/>
      <text:p text:style-name="P2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6-03T19:37:49.200179882</dc:date>
    <meta:editing-duration>PT2H4M57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2" meta:paragraph-count="54" meta:word-count="344" meta:character-count="1915" meta:non-whitespace-character-count="1651"/>
  </office:meta>
</office:document-meta>
</file>